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italic" style:text-underline-style="none" fo:font-weight="bold" officeooo:rsid="00275f29" officeooo:paragraph-rsid="00275f29" style:font-size-asian="14pt" style:font-style-asian="italic" style:font-weight-asian="bold" style:font-size-complex="14pt" style:font-style-complex="italic"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12ce1d" style:font-size-asian="14pt" style:font-size-complex="14pt"/>
    </style:style>
    <style:style style:name="P5" style:family="paragraph" style:parent-style-name="Standard">
      <style:text-properties fo:font-size="14pt" officeooo:paragraph-rsid="001784ac" style:font-size-asian="14pt" style:font-size-complex="14pt"/>
    </style:style>
    <style:style style:name="P6" style:family="paragraph" style:parent-style-name="Standard">
      <style:text-properties fo:font-size="14pt" officeooo:rsid="001caa07" officeooo:paragraph-rsid="0032eb68" style:font-size-asian="14pt" style:font-size-complex="14pt"/>
    </style:style>
    <style:style style:name="P7" style:family="paragraph" style:parent-style-name="Standard">
      <style:text-properties fo:font-size="14pt" officeooo:rsid="0020286d" officeooo:paragraph-rsid="0020286d" style:font-size-asian="14pt" style:font-size-complex="14pt"/>
    </style:style>
    <style:style style:name="P8" style:family="paragraph" style:parent-style-name="Standard">
      <style:text-properties fo:font-size="14pt" officeooo:paragraph-rsid="0020286d" style:font-size-asian="14pt" style:font-size-complex="14pt"/>
    </style:style>
    <style:style style:name="P9" style:family="paragraph" style:parent-style-name="Standard">
      <style:text-properties fo:font-size="14pt" officeooo:rsid="00236d2e" officeooo:paragraph-rsid="00236d2e" style:font-size-asian="14pt" style:font-size-complex="14pt"/>
    </style:style>
    <style:style style:name="P10" style:family="paragraph" style:parent-style-name="Standard">
      <style:text-properties fo:font-size="14pt" officeooo:rsid="0024a294" officeooo:paragraph-rsid="0024a294" style:font-size-asian="14pt" style:font-size-complex="14pt"/>
    </style:style>
    <style:style style:name="P11" style:family="paragraph" style:parent-style-name="Standard">
      <style:text-properties fo:font-size="14pt" officeooo:rsid="00275f29" officeooo:paragraph-rsid="00275f29" style:font-size-asian="14pt" style:font-size-complex="14pt"/>
    </style:style>
    <style:style style:name="P12" style:family="paragraph" style:parent-style-name="Standard">
      <style:text-properties fo:font-size="14pt" officeooo:rsid="00275f29" officeooo:paragraph-rsid="002bf55d" style:font-size-asian="14pt" style:font-size-complex="14pt"/>
    </style:style>
    <style:style style:name="P13" style:family="paragraph" style:parent-style-name="Standard">
      <style:text-properties fo:font-size="14pt" officeooo:paragraph-rsid="002de77d" style:font-size-asian="14pt" style:font-size-complex="14pt"/>
    </style:style>
    <style:style style:name="P14" style:family="paragraph" style:parent-style-name="Standard">
      <style:text-properties fo:font-size="14pt" officeooo:rsid="002de77d" officeooo:paragraph-rsid="002de77d" style:font-size-asian="14pt" style:font-size-complex="14pt"/>
    </style:style>
    <style:style style:name="P15" style:family="paragraph" style:parent-style-name="Standard">
      <style:text-properties fo:font-size="14pt" officeooo:rsid="00306cc3" officeooo:paragraph-rsid="00306cc3" style:font-size-asian="14pt" style:font-size-complex="14pt"/>
    </style:style>
    <style:style style:name="P16" style:family="paragraph" style:parent-style-name="Standard">
      <style:text-properties fo:font-size="14pt" officeooo:rsid="00306cc3" officeooo:paragraph-rsid="0031c6ef" style:font-size-asian="14pt" style:font-size-complex="14pt"/>
    </style:style>
    <style:style style:name="P17" style:family="paragraph" style:parent-style-name="Standard">
      <style:text-properties fo:font-size="14pt" officeooo:rsid="0032eb68" officeooo:paragraph-rsid="0032eb68" style:font-size-asian="14pt" style:font-size-complex="14pt"/>
    </style:style>
    <style:style style:name="P18" style:family="paragraph" style:parent-style-name="Standard">
      <style:text-properties fo:font-size="14pt" officeooo:rsid="0032eb68" officeooo:paragraph-rsid="0031c6ef" style:font-size-asian="14pt" style:font-size-complex="14pt"/>
    </style:style>
    <style:style style:name="P19" style:family="paragraph" style:parent-style-name="Standard">
      <style:text-properties fo:font-size="14pt" officeooo:rsid="0032eb68" officeooo:paragraph-rsid="0034d847" style:font-size-asian="14pt" style:font-size-complex="14pt"/>
    </style:style>
    <style:style style:name="P20" style:family="paragraph" style:parent-style-name="Standard">
      <style:text-properties fo:font-size="14pt" officeooo:rsid="0032eb68" officeooo:paragraph-rsid="00412627" style:font-size-asian="14pt" style:font-size-complex="14pt"/>
    </style:style>
    <style:style style:name="P21" style:family="paragraph" style:parent-style-name="Standard">
      <style:text-properties fo:font-size="14pt" officeooo:rsid="0037a983" officeooo:paragraph-rsid="0037a983" style:font-size-asian="14pt" style:font-size-complex="14pt"/>
    </style:style>
    <style:style style:name="P22" style:family="paragraph" style:parent-style-name="Standard">
      <style:text-properties fo:font-size="14pt" officeooo:rsid="0034d847" officeooo:paragraph-rsid="0034d847" style:font-size-asian="14pt" style:font-size-complex="14pt"/>
    </style:style>
    <style:style style:name="P23" style:family="paragraph" style:parent-style-name="Standard">
      <style:text-properties fo:font-size="14pt" officeooo:rsid="00392a18" officeooo:paragraph-rsid="00392a18" style:font-size-asian="14pt" style:font-size-complex="14pt"/>
    </style:style>
    <style:style style:name="P24" style:family="paragraph" style:parent-style-name="Standard">
      <style:text-properties fo:font-size="14pt" officeooo:rsid="003b6016" officeooo:paragraph-rsid="003b6016" style:font-size-asian="14pt" style:font-size-complex="14pt"/>
    </style:style>
    <style:style style:name="P25" style:family="paragraph" style:parent-style-name="Standard">
      <style:text-properties fo:font-size="14pt" officeooo:rsid="003f53ba" officeooo:paragraph-rsid="003f53ba" style:font-size-asian="14pt" style:font-size-complex="14pt"/>
    </style:style>
    <style:style style:name="P26" style:family="paragraph" style:parent-style-name="Standard">
      <style:text-properties fo:font-size="14pt" officeooo:rsid="003e44ca" officeooo:paragraph-rsid="003e44ca" style:font-size-asian="14pt" style:font-size-complex="14pt"/>
    </style:style>
    <style:style style:name="P27" style:family="paragraph" style:parent-style-name="Standard">
      <style:text-properties fo:font-size="14pt" officeooo:rsid="003d0fba" officeooo:paragraph-rsid="003d0fba" style:font-size-asian="14pt" style:font-size-complex="14pt"/>
    </style:style>
    <style:style style:name="P28" style:family="paragraph" style:parent-style-name="Standard">
      <style:text-properties fo:font-size="14pt" officeooo:rsid="00412627" officeooo:paragraph-rsid="00412627" style:font-size-asian="14pt" style:font-size-complex="14pt"/>
    </style:style>
    <style:style style:name="P29" style:family="paragraph" style:parent-style-name="Standard">
      <style:text-properties fo:font-size="14pt" fo:font-weight="normal" officeooo:rsid="0020286d" officeooo:paragraph-rsid="0020286d" style:font-size-asian="14pt" style:font-weight-asian="normal" style:font-size-complex="14pt" style:font-weight-complex="normal"/>
    </style:style>
    <style:style style:name="P30" style:family="paragraph" style:parent-style-name="Standard">
      <style:text-properties fo:font-size="14pt" fo:font-weight="normal" officeooo:rsid="00236d2e" officeooo:paragraph-rsid="00236d2e" style:font-size-asian="14pt" style:font-weight-asian="normal" style:font-size-complex="14pt" style:font-weight-complex="normal"/>
    </style:style>
    <style:style style:name="P31" style:family="paragraph" style:parent-style-name="Standard">
      <style:text-properties fo:font-size="14pt" fo:font-weight="normal" officeooo:rsid="0021cead" officeooo:paragraph-rsid="00236d2e" style:font-size-asian="14pt" style:font-weight-asian="normal" style:font-size-complex="14pt" style:font-weight-complex="normal"/>
    </style:style>
    <style:style style:name="P32" style:family="paragraph" style:parent-style-name="Standard">
      <style:text-properties fo:font-size="14pt" fo:font-weight="bold" officeooo:rsid="0020286d" officeooo:paragraph-rsid="00236d2e" style:font-size-asian="14pt" style:font-weight-asian="bold" style:font-size-complex="14pt" style:font-weight-complex="bold"/>
    </style:style>
    <style:style style:name="P33" style:family="paragraph" style:parent-style-name="Standard">
      <style:text-properties fo:font-size="14pt" fo:font-weight="bold" officeooo:rsid="00236d2e" officeooo:paragraph-rsid="00236d2e" style:font-size-asian="14pt" style:font-weight-asian="bold" style:font-size-complex="14pt" style:font-weight-complex="bold"/>
    </style:style>
    <style:style style:name="P34" style:family="paragraph" style:parent-style-name="Standard">
      <style:text-properties fo:font-size="14pt" fo:font-style="normal" style:text-underline-style="none" fo:font-weight="normal" officeooo:rsid="0021cead" officeooo:paragraph-rsid="00236d2e" style:font-size-asian="14pt" style:font-style-asian="normal" style:font-weight-asian="normal" style:font-size-complex="14pt" style:font-style-complex="normal" style:font-weight-complex="normal"/>
    </style:style>
    <style:style style:name="P35" style:family="paragraph" style:parent-style-name="Standard">
      <style:text-properties fo:font-size="14pt" fo:font-style="normal" style:text-underline-style="none" fo:font-weight="normal" officeooo:rsid="00236d2e" officeooo:paragraph-rsid="00236d2e" style:font-size-asian="14pt" style:font-style-asian="normal" style:font-weight-asian="normal" style:font-size-complex="14pt" style:font-style-complex="normal" style:font-weight-complex="normal"/>
    </style:style>
    <style:style style:name="P36" style:family="paragraph" style:parent-style-name="Standard">
      <style:text-properties fo:font-size="14pt" fo:font-style="normal" style:text-underline-style="none" fo:font-weight="normal" officeooo:rsid="00275f29" officeooo:paragraph-rsid="00275f29" style:font-size-asian="14pt" style:font-style-asian="normal" style:font-weight-asian="normal" style:font-size-complex="14pt" style:font-style-complex="normal" style:font-weight-complex="normal"/>
    </style:style>
    <style:style style:name="P37" style:family="paragraph" style:parent-style-name="Standard">
      <style:text-properties fo:font-size="14pt" fo:font-style="normal" style:text-underline-style="none" fo:font-weight="normal" officeooo:rsid="002bf55d" officeooo:paragraph-rsid="002bf55d" style:font-size-asian="14pt" style:font-style-asian="normal" style:font-weight-asian="normal" style:font-size-complex="14pt" style:font-style-complex="normal" style:font-weight-complex="normal"/>
    </style:style>
    <style:style style:name="P38" style:family="paragraph" style:parent-style-name="Standard">
      <style:text-properties fo:font-size="14pt" fo:font-style="normal" style:text-underline-style="none" fo:font-weight="normal" officeooo:rsid="002de77d" officeooo:paragraph-rsid="002de77d" style:font-size-asian="14pt" style:font-style-asian="normal" style:font-weight-asian="normal" style:font-size-complex="14pt" style:font-style-complex="normal" style:font-weight-complex="normal"/>
    </style:style>
    <style:style style:name="P39" style:family="paragraph" style:parent-style-name="Standard">
      <style:text-properties fo:font-size="14pt" style:text-underline-style="solid" style:text-underline-width="auto" style:text-underline-color="font-color" fo:font-weight="bold" officeooo:rsid="0032eb68" officeooo:paragraph-rsid="0034d847" style:font-size-asian="14pt" style:font-weight-asian="bold" style:font-size-complex="14pt" style:font-weight-complex="bold"/>
    </style:style>
    <style:style style:name="P40" style:family="paragraph" style:parent-style-name="Standard">
      <style:text-properties fo:font-size="14pt" style:text-underline-style="solid" style:text-underline-width="auto" style:text-underline-color="font-color" fo:font-weight="bold" officeooo:rsid="0032eb68" officeooo:paragraph-rsid="0037a983" style:font-size-asian="14pt" style:font-weight-asian="bold" style:font-size-complex="14pt" style:font-weight-complex="bold"/>
    </style:style>
    <style:style style:name="P41" style:family="paragraph" style:parent-style-name="Standard">
      <style:text-properties fo:font-size="14pt" style:text-underline-style="solid" style:text-underline-width="auto" style:text-underline-color="font-color" fo:font-weight="bold" officeooo:rsid="0032eb68" officeooo:paragraph-rsid="003b6016" style:font-size-asian="14pt" style:font-weight-asian="bold" style:font-size-complex="14pt" style:font-weight-complex="bold"/>
    </style:style>
    <style:style style:name="P42" style:family="paragraph" style:parent-style-name="Standard">
      <style:text-properties fo:font-size="14pt" style:text-underline-style="solid" style:text-underline-width="auto" style:text-underline-color="font-color" fo:font-weight="bold" officeooo:rsid="0032eb68" officeooo:paragraph-rsid="003d0fba" style:font-size-asian="14pt" style:font-weight-asian="bold" style:font-size-complex="14pt" style:font-weight-complex="bold"/>
    </style:style>
    <style:style style:name="P43" style:family="paragraph" style:parent-style-name="Standard">
      <style:text-properties fo:font-size="14pt" style:text-underline-style="solid" style:text-underline-width="auto" style:text-underline-color="font-color" fo:font-weight="bold" officeooo:rsid="0032eb68" officeooo:paragraph-rsid="003e44ca" style:font-size-asian="14pt" style:font-weight-asian="bold" style:font-size-complex="14pt" style:font-weight-complex="bold"/>
    </style:style>
    <style:style style:name="P44" style:family="paragraph" style:parent-style-name="Standard">
      <style:text-properties fo:font-size="14pt" style:text-underline-style="solid" style:text-underline-width="auto" style:text-underline-color="font-color" fo:font-weight="bold" officeooo:rsid="0032eb68" officeooo:paragraph-rsid="00412627" style:font-size-asian="14pt" style:font-weight-asian="bold" style:font-size-complex="14pt" style:font-weight-complex="bold"/>
    </style:style>
    <style:style style:name="P45" style:family="paragraph" style:parent-style-name="Standard">
      <style:text-properties fo:font-size="14pt" style:text-underline-style="solid" style:text-underline-width="auto" style:text-underline-color="font-color" officeooo:rsid="0032eb68" officeooo:paragraph-rsid="00392a18" style:font-size-asian="14pt" style:font-size-complex="14pt"/>
    </style:style>
    <style:style style:name="P46"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7" style:family="paragraph" style:parent-style-name="Standard">
      <style:paragraph-properties fo:text-align="center" style:justify-single-word="false"/>
      <style:text-properties fo:font-size="32pt" style:font-size-asian="32pt" style:font-size-complex="32pt"/>
    </style:style>
    <style:style style:name="P4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9" style:family="paragraph" style:parent-style-name="Standard">
      <style:paragraph-properties fo:text-align="center" style:justify-single-word="false"/>
      <style:text-properties fo:font-size="20pt" fo:font-weight="bold" officeooo:paragraph-rsid="0020286d" style:font-size-asian="20pt" style:font-weight-asian="bold" style:font-size-complex="20pt" style:font-weight-complex="bold"/>
    </style:style>
    <style:style style:name="P50" style:family="paragraph" style:parent-style-name="Standard">
      <style:paragraph-properties fo:text-align="center" style:justify-single-word="false"/>
      <style:text-properties fo:font-size="20pt" fo:font-weight="bold" officeooo:paragraph-rsid="002de77d" style:font-size-asian="20pt" style:font-weight-asian="bold" style:font-size-complex="20pt" style:font-weight-complex="bold"/>
    </style:style>
    <style:style style:name="P51" style:family="paragraph" style:parent-style-name="Standard">
      <style:paragraph-properties fo:text-align="center" style:justify-single-word="false"/>
      <style:text-properties fo:font-size="20pt" style:font-size-asian="20pt" style:font-size-complex="20pt"/>
    </style:style>
    <style:style style:name="T1" style:family="text">
      <style:text-properties fo:font-weight="bold" style:font-weight-asian="bold" style:font-weight-complex="bold"/>
    </style:style>
    <style:style style:name="T2" style:family="text">
      <style:text-properties fo:font-weight="bold" officeooo:rsid="001981aa" style:font-weight-asian="bold" style:font-weight-complex="bold"/>
    </style:style>
    <style:style style:name="T3" style:family="text">
      <style:text-properties fo:font-weight="bold" officeooo:rsid="00426fd5" style:font-weight-asian="bold" style:font-weight-complex="bold"/>
    </style:style>
    <style:style style:name="T4" style:family="text">
      <style:text-properties officeooo:rsid="00189167"/>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0286d"/>
    </style:style>
    <style:style style:name="T8" style:family="text">
      <style:text-properties fo:font-weight="normal" style:font-weight-asian="normal" style:font-weight-complex="normal"/>
    </style:style>
    <style:style style:name="T9" style:family="text">
      <style:text-properties fo:font-weight="normal" officeooo:rsid="0021cead" style:font-weight-asian="normal" style:font-weight-complex="normal"/>
    </style:style>
    <style:style style:name="T10" style:family="text">
      <style:text-properties fo:font-weight="normal" officeooo:rsid="00236d2e" style:font-weight-asian="normal" style:font-weight-complex="normal"/>
    </style:style>
    <style:style style:name="T11" style:family="text">
      <style:text-properties officeooo:rsid="0021cea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2bf55d"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style:text-underline-style="none" fo:font-weight="bold" officeooo:rsid="002bf55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style:text-underline-style="solid" style:text-underline-width="auto" style:text-underline-color="font-color" officeooo:rsid="0021cead" style:font-style-asian="normal" style:font-style-complex="normal"/>
    </style:style>
    <style:style style:name="T19" style:family="text">
      <style:text-properties officeooo:rsid="0024a294"/>
    </style:style>
    <style:style style:name="T20" style:family="text">
      <style:text-properties style:text-position="super 58%"/>
    </style:style>
    <style:style style:name="T21" style:family="text">
      <style:text-properties style:text-position="0% 100%"/>
    </style:style>
    <style:style style:name="T22" style:family="text">
      <style:text-properties officeooo:rsid="002a6c07"/>
    </style:style>
    <style:style style:name="T23" style:family="text">
      <style:text-properties officeooo:rsid="002bf55d"/>
    </style:style>
    <style:style style:name="T24" style:family="text">
      <style:text-properties officeooo:rsid="002de77d"/>
    </style:style>
    <style:style style:name="T25" style:family="text">
      <style:text-properties officeooo:rsid="00306cc3"/>
    </style:style>
    <style:style style:name="T26" style:family="text">
      <style:text-properties officeooo:rsid="0031c6ef"/>
    </style:style>
    <style:style style:name="T27" style:family="text">
      <style:text-properties officeooo:rsid="0034d847"/>
    </style:style>
    <style:style style:name="T28" style:family="text">
      <style:text-properties officeooo:rsid="0038582e"/>
    </style:style>
    <style:style style:name="T29" style:family="text">
      <style:text-properties officeooo:rsid="00412627"/>
    </style:style>
    <style:style style:name="T30" style:family="text">
      <style:text-properties officeooo:rsid="00426f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Meataxe-64</text:p>
      <text:p text:style-name="P46">Prog<text:span text:style-name="T4">gy</text:span> Documentation.</text:p>
      <text:p text:style-name="P47">Richard Parker <text:span text:style-name="T30">4.11</text:span>.201<text:span text:style-name="T7">7</text:span></text:p>
      <text:p text:style-name="P1"/>
      <text:p text:style-name="P48">Section 1 – Introduction</text:p>
      <text:p text:style-name="P3"/>
      <text:p text:style-name="P5">In meataxe64, a "progg<text:span text:style-name="T4">y</text:span>" is a routine that is designed to be called via the thread-farm.<text:span text:style-name="T7"> <text:s/>There are now a fair collection of them, including the reading and writing of matrices. <text:s/>This document is a detailed description of what they do, aimed at the programmer wishing to use them to write programs working with matrices using the thread farm.</text:span></text:p>
      <text:p text:style-name="P5"/>
      <text:p text:style-name="P49">Section <text:span text:style-name="T24">2</text:span> – <text:span text:style-name="T7">The M3 data and routines.</text:span></text:p>
      <text:p text:style-name="P8"/>
      <text:p text:style-name="P7">The M3 routines work via a structure of type <text:span text:style-name="T1">M3S</text:span><text:span text:style-name="T8"> defined in proggies.h, and a program wishing to issue an M3Write or an M3Read must build it up correctly. <text:s/>This can be done manually, although there are routines to assist with this.</text:span></text:p>
      <text:p text:style-name="P29">Here are the data items concerned, and populating it can sensibly be split into six phases, marked A-F in the data structure below.</text:p>
      <text:p text:style-name="P29"/>
      <text:p text:style-name="P29"><text:s text:c="4"/>char * fn; <text:s text:c="14"/>// A</text:p>
      <text:p text:style-name="P29"><text:s text:c="4"/>int silent; <text:s text:c="15"/>// A</text:p>
      <text:p text:style-name="P29"><text:s text:c="4"/>uint64_t fdef; <text:s text:c="12"/>// B</text:p>
      <text:p text:style-name="P29"><text:s text:c="4"/>uint64_t nor; <text:s text:c="13"/>// B</text:p>
      <text:p text:style-name="P29"><text:s text:c="4"/>uint64_t noc; <text:s text:c="13"/>// B</text:p>
      <text:p text:style-name="P29"><text:s text:c="4"/>MOJ fmoj; <text:s text:c="12"/>// C</text:p>
      <text:p text:style-name="P29"><text:s text:c="4"/>uint64_t r; <text:s text:c="18"/>// D</text:p>
      <text:p text:style-name="P29"><text:s text:c="4"/>uint64_t c; <text:s text:c="18"/>// D</text:p>
      <text:p text:style-name="P29"><text:s text:c="4"/>uint64_t * rnor; <text:s text:c="10"/>// D</text:p>
      <text:p text:style-name="P29"><text:s text:c="4"/>uint64_t * cnoc; <text:s text:c="9"/>// D</text:p>
      <text:p text:style-name="P29"><text:s text:c="4"/>MOJ ** m; <text:s text:c="11"/>// E</text:p>
      <text:p text:style-name="P29"><text:s text:c="4"/>MOJ fl; <text:s text:c="22"/>// F</text:p>
      <text:p text:style-name="P29"/>
      <text:p text:style-name="P30">An <text:span text:style-name="T1">M3</text:span> is a pointer to an M3S structure, allocated by M3Cons and free'd by M3Dest.</text:p>
      <text:p text:style-name="P30"/>
      <text:p text:style-name="P32"><text:span text:style-name="T5">Phase A</text:span><text:span text:style-name="T8"> - </text:span><text:span text:style-name="T10">Allocate the M3S structure itself and </text:span><text:span text:style-name="T8">populate file name and "silent" flag. <text:s/>The filename usually malloc'd for the purpose, and M3Cons will allocate and copy it. <text:s/>M3Dest will free the file-name, so if M3Dest is to be called, it is best to call </text:span><text:span text:style-name="T9">M3Cons. </text:span></text:p>
      <text:p text:style-name="P31"/>
      <text:p text:style-name="P33"><text:span text:style-name="T11">M</text:span>3 M3Cons(const char * fn, int sil)<text:span text:style-name="T8"> to construct an object of type M3 and to populate (by malloc and strcpy) the fn variable and to set "silent" to be the sil parameter, hence completing phase of building the M3 structure.</text:span></text:p>
      <text:p text:style-name="P31"><text:soft-page-break/></text:p>
      <text:p text:style-name="P33"><text:span text:style-name="T11">v</text:span>oid M3Dest(M3 a)<text:span text:style-name="T8"> to destroy the M3 object and to free all associated memory, which must, by that time, have been allocated.</text:span></text:p>
      <text:p text:style-name="P34"/>
      <text:p text:style-name="P33"><text:span text:style-name="T18">P</text:span><text:span text:style-name="T17">hase B</text:span><text:span text:style-name="T12"> - set the fdef, nor and noc parameters. <text:s/>These can be set manually if required, but an alternative is to get them from the matrix file itself</text:span></text:p>
      <text:p text:style-name="P35"/>
      <text:p text:style-name="P33"><text:span text:style-name="T14">void M3Peek(M3 a) </text:span><text:span text:style-name="T12">to set the fdef, nor and noc parameters from the file whose name has already been set by phase A.</text:span></text:p>
      <text:p text:style-name="P5"/>
      <text:p text:style-name="P9">Up to here, there is no need to have started the thread farm, but from here on, MOJ numbers are appearing, so the thread farm is needed.</text:p>
      <text:p text:style-name="P9"/>
      <text:p text:style-name="P9"><text:span text:style-name="T6">Phase C</text:span> - put the field MOJ into the M3 structure M3-&gt;fmoj.<text:span text:style-name="T19"> <text:s/>This is done by calling M3FieldMOJ (which requires the thread farm), returning a MOJ, but not putting it into any M3 structure. <text:s/>Hence an fmoj must usually be declared to take the return of M3FieldMOJ</text:span></text:p>
      <text:p text:style-name="P9"/>
      <text:p text:style-name="P10"><text:span text:style-name="T1">MOJ M3FieldMOJ(uint64_t fdef)</text:span> to set a FIELD structure inside a MOJ, and return the MOJ.</text:p>
      <text:p text:style-name="P9"/>
      <text:p text:style-name="P10"><text:span text:style-name="T6">Phase D</text:span> - decide the chopping, namely how many row/column chops there are (r and c respectively) and then, for each row (respectively column) block, how many rows in rnor (respectively columns in cnoc) there are.</text:p>
      <text:p text:style-name="P10"/>
      <text:p text:style-name="P10">The caller must at least decide how many chops there are in each direction, and put this into <text:span text:style-name="T1">M3-&gt;r</text:span> and <text:span text:style-name="T1">M3-&gt;c</text:span> respectively. <text:s/>It is then possible to call</text:p>
      <text:p text:style-name="P10"/>
      <text:p text:style-name="P10"><text:span text:style-name="T1">void M3EvenChop (M3 a</text:span><text:span text:style-name="T3">, uint64_t divr, uint64_t divc</text:span><text:span text:style-name="T1">)</text:span> to allocate and populate the rnor (and cnoc) arrays with numbers adding up to nor (and noc) chopping as evenly as possible<text:span text:style-name="T30"> and with all but the last divisible by divr (rows) or divc (columns)</text:span>, with the earlier blocks having one more<text:span text:style-name="T30"> divr/divc</text:span> to make the numbers add up exactly correctly.<text:span text:style-name="T30"> <text:s/>The final remainder (less than divr/divc) is allocated to the last piece. <text:s/>The variables divr and divc can be given the value 1 if no divisibility restrictions are to be applied. <text:s/>It is usually best that the column divisibility divc be at least a multiple of f-&lt;entbyte so that DCut does not have needless work to do. <text:s/>If the HPMI is in use, further divisibility restrictions are in order to utilize full cauldrons, alcoves etc.</text:span></text:p>
      <text:p text:style-name="P10"/>
      <text:p text:style-name="P10">Alternatively, if required, the caller can allocate the rnor and cnoc structures and populate them in any way that adds up to nor (and noc).</text:p>
      <text:p text:style-name="P10"/>
      <text:p text:style-name="P11"><text:span text:style-name="T6">Phase E </text:span>- allocate MOJs for all the blocks.</text:p>
      <text:p text:style-name="P11"/>
      <text:p text:style-name="P11">This phase is different between reading and writing. <text:s/>In both cases, the idea is that <text:s text:c="4"/>a-&gt;m[i][j] is the MOJ number for the i<text:span text:style-name="T20">th</text:span><text:span text:style-name="T21"> row j</text:span><text:span text:style-name="T20">th</text:span><text:span text:style-name="T21"> column.</text:span> <text:s/>For reading, the normal approach is to call</text:p>
      <text:p text:style-name="P11"><text:soft-page-break/></text:p>
      <text:p text:style-name="P11"><text:span text:style-name="T1">void M3MOJs (M3 a)</text:span> to allocate MOJs for all the blocks. <text:s/>The array in this case is populated with MOJs, ready for issuing the read.</text:p>
      <text:p text:style-name="P11"/>
      <text:p text:style-name="P11">For writing, the structure is set up with</text:p>
      <text:p text:style-name="P11"/>
      <text:p text:style-name="P11"><text:span text:style-name="T1">void M3MOJArray(M3 a)</text:span> to allocate the array a-&gt;m[i][j] but not to put any MOJ numbers into it, as that must be done by the caller.</text:p>
      <text:p text:style-name="P11"/>
      <text:p text:style-name="P11"><text:span text:style-name="T6">Phase F</text:span> is to either place NULL into the fl item, or to <text:span text:style-name="T22">put</text:span> a flow-control MOJ there.<text:span text:style-name="T22"> <text:s/>The FlowMOJ is documented in the tfarm2 documentation. <text:s/>It is normally sensible to set the "res" parameter to the number of rows of blocks that should be in flight at any one time, and to set upres and downres to both be 1.</text:span></text:p>
      <text:p text:style-name="P2"/>
      <text:p text:style-name="P36">Finally<text:span text:style-name="T23"> . . .</text:span></text:p>
      <text:p text:style-name="P36"/>
      <text:p text:style-name="P11"><text:span text:style-name="T15">void M3Read(M3 a) </text:span><text:span text:style-name="T12"><text:s/>to kick off the reading of a matrix as described by all the preceeding steps. <text:s/>Notice that it may be some time before the MOJs are actually TfStable, and it is important that the MOJ numbers in the array a-&gt;m do not change. <text:s/>If they are to change, the array a-&gt;m must be copied.</text:span><text:span text:style-name="T13"> <text:s/>If the fl is not NULL (so there is a FlowMOJ) then this FlowMOJ is waited for before each </text:span><text:span text:style-name="T16">row</text:span><text:span text:style-name="T13"> of blocks is read.</text:span></text:p>
      <text:p text:style-name="P36"/>
      <text:p text:style-name="P12"><text:span text:style-name="T15">void M3Write(M3 a)</text:span><text:span text:style-name="T12"> to kick off the writing of the matrix as described by all the preceeding steps</text:span><text:span text:style-name="T13">. <text:s/>If the fl is not NULL (so there is a FlowMOJ) then this FlowMOJ is upped for after each </text:span><text:span text:style-name="T16">row</text:span><text:span text:style-name="T13"> of blocks is written.</text:span></text:p>
      <text:p text:style-name="P37"/>
      <text:p text:style-name="P50">Section <text:span text:style-name="T24">3</text:span> – <text:span text:style-name="T24">Structures of MOJs</text:span></text:p>
      <text:p text:style-name="P13"/>
      <text:p text:style-name="P14"><text:span text:style-name="T13">A</text:span><text:span text:style-name="T12">t present there are three types of MOJ that are used in meataxe64 - FIELD, matrix and bitstring. <text:s/>There is no marker to specify which they are - it is up to the programmer to use the correct type in each case.</text:span></text:p>
      <text:p text:style-name="P38"/>
      <text:p text:style-name="P14"><text:span text:style-name="T12">A </text:span><text:span text:style-name="T15">FIELD</text:span><text:span text:style-name="T12"> MOJ is simply a FIELD structure - nothing more, nothing less. <text:s/>Refer to the field documentation for further details.</text:span></text:p>
      <text:p text:style-name="P38"/>
      <text:p text:style-name="P14"><text:span text:style-name="T12">A </text:span><text:span text:style-name="T15">Matrix</text:span><text:span text:style-name="T12"> MOJ has the following structure . . .</text:span></text:p>
      <text:p text:style-name="P38"/>
      <text:p text:style-name="P38"><text:tab/>uint64_t<text:tab/>number of rows in the matrix</text:p>
      <text:p text:style-name="P38"><text:tab/>uint64_t<text:tab/>number of columns in the matrix</text:p>
      <text:p text:style-name="P38"><text:tab/>Dfmt<text:tab/><text:tab/>the matrix itself</text:p>
      <text:p text:style-name="P38"/>
      <text:p text:style-name="P38">The field is not specified, and must be passed separately to any proggy that needs it.</text:p>
      <text:p text:style-name="P38"/>
      <text:p text:style-name="P14"><text:span text:style-name="T12">A </text:span><text:span text:style-name="T15">BitString</text:span><text:span text:style-name="T12"> MOJ has the following structure</text:span></text:p>
      <text:p text:style-name="P38"/>
      <text:p text:style-name="P38"><text:tab/>uint64_t<text:tab/>Total number of bits in the BitString</text:p>
      <text:p text:style-name="P38"><text:tab/>uint64_t<text:tab/>Number of set bits in the BitString</text:p>
      <text:p text:style-name="P38"><text:soft-page-break/><text:tab/>uint64_t[]<text:tab/>A list of <text:span text:style-name="T25">64-bit </text:span>integers holding the bits (little-endian-first value 1)</text:p>
      <text:p text:style-name="P3"/>
      <text:p text:style-name="P51"><text:span text:style-name="T1">Section 4 – Detail of the </text:span><text:span text:style-name="T2">dataflow </text:span><text:span text:style-name="T1">proggies.</text:span></text:p>
      <text:p text:style-name="P4"/>
      <text:p text:style-name="P15">All the calls to the main "dataflow" proggies proceed via macros defined in proggies.h. <text:s/>The first parameter to the macro is always the priority of the job - an int, where lower numbers are executed for preference.</text:p>
      <text:p text:style-name="P15"/>
      <text:p text:style-name="P16">proggies.c also has two debugging #defines commented out, which can be used to investigate (perhaps not that easily!) what is going on. <text:s/>If DEBUG is defined, every execution prints out a line describing what it is doing at execution time. <text:s/>If DEBUG1 is set, it prints out a list of the mangled<text:span text:style-name="T26"> but still identifiable (by casting to a long, dividing by 8 and then logical and with 511) </text:span>MOJ numbers<text:span text:style-name="T26">, again at execution time.</text:span></text:p>
      <text:p text:style-name="P16"/>
      <text:p text:style-name="P17">Here, for reference, is a summary of the proggy calls.<text:span text:style-name="T27"> <text:s/>All but two (ADD and FMV) are used in mech (chopped-up Gaussian)</text:span></text:p>
      <text:p text:style-name="P18"/>
      <text:p text:style-name="P17">MUL(pri, fmoj, a, b, c) <text:s text:c="2"/>c<text:span text:style-name="T27"> </text:span>=<text:span text:style-name="T27"> </text:span>a x b</text:p>
      <text:p text:style-name="P17">MAD(pri, fmoj, a, b, c, s) <text:s/>s = (a x b ) + c</text:p>
      <text:p text:style-name="P17">CEX(pri, fmoj, cs, b, c, d) <text:s/>c = selected, d = non-selected</text:p>
      <text:p text:style-name="P17">REX(pri, fmoj, rs, b, c, d) <text:s text:c="2"/>c = selected, d = non-selected</text:p>
      <text:p text:style-name="P17">RRF(pri, fmoj, rs, b, c, d) <text:s/>b is selected, c is non-selected, d is result</text:p>
      <text:p text:style-name="P17">PVC(pri, a, b, c, d) <text:s/>pivot-combine a old b new c result d riffle</text:p>
      <text:p text:style-name="P17">ADD(pri, fmoj, a, b, c) <text:s text:c="2"/>c = a + b<text:span text:style-name="T27"> (not used in mech)</text:span></text:p>
      <text:p text:style-name="P17">ECH(pri, fmoj, a, rs, cs, m, k, r) row-select, col-select, multiplier, cleaner, remnant</text:p>
      <text:p text:style-name="P17">MCP(pri, fmoj, a, b) copy b = a</text:p>
      <text:p text:style-name="P17">FMV(pri, a, flow, b) <text:s/>b = a upping flowMOJ<text:span text:style-name="T27"> (not used in mech)</text:span></text:p>
      <text:p text:style-name="P17">CRZ(pri, fmoj, cs, b, c) c = b colum-riffle with zero</text:p>
      <text:p text:style-name="P17">ADI(pri, fmoj, rf, b, c) <text:s/>c = b with identity plonked in</text:p>
      <text:p text:style-name="P17">MKR(pri, a, b, c) c riffle to turn a into b</text:p>
      <text:p text:style-name="P17">PC0(pri, a, b, c) <text:s/>pivot-combine with zero</text:p>
      <text:p text:style-name="P6"/>
      <text:p text:style-name="P21">Now here's the detailed descriptions.</text:p>
      <text:p text:style-name="P19"/>
      <text:p text:style-name="P20"><text:span text:style-name="T6">MUL(pri, fmoj, a, b, c)</text:span> <text:s text:c="2"/></text:p>
      <text:p text:style-name="P28">Matrix a is multiplied by matrix b to produce the result matrix c. <text:s/>The implementation uses SLMul in the slab module.</text:p>
      <text:p text:style-name="P20"><text:span text:style-name="T6">MAD(pri, fmoj, a, b, c, s)</text:span> <text:s/></text:p>
      <text:p text:style-name="P20"><text:span text:style-name="T29">Matrix a is multiplied by b, and the result added to matrix c to produce the answer matrix </text:span>s = (a x b ) + c<text:span text:style-name="T29">. <text:s/>At present there is no slab "mad" routine, so the proggy proceeds by calling the slab multiply, and then adds in the result.</text:span></text:p>
      <text:p text:style-name="P45"><text:span text:style-name="T1">CEX(pri, fmoj, cs, b, c, d)</text:span> </text:p>
      <text:p text:style-name="P23">The column select cs is applied to the matrix b, with the selected columns moved to matrix c and the non-selected columns to d. <text:s/>The procedure is implemented by calling the BSColSelect routine for the whole matrix, as described in the bit-string documentation. <text:s/>The number of columns of matrix b must equal the number of bits in the bitstring cs.</text:p>
      <text:p text:style-name="P40"><text:soft-page-break/>REX(pri, fmoj, rs, b, c, d)</text:p>
      <text:p text:style-name="P21">The row-select rs is applied to the matrix b, with the selected rows being copied to matrix c and the non-selected rows to matrix d. <text:s/>memcpy is used, so there are no calls to the bit-string module for this proggy.<text:span text:style-name="T28"> <text:s text:c="2"/>The total number of bits in rs must equal the number of rows in b.</text:span></text:p>
      <text:p text:style-name="P40">RRF(pri, fmoj, rs, b, c, d)</text:p>
      <text:p text:style-name="P21">The row-select is used to riffle the rows of b and c to produce the output matrix d. <text:s/>The number of rows of b must be the number of set bits in rs, and the number of rows of c the number of unset bits. <text:s/>There are as many rows in the output d as there are bits in rs (whether set or unset), the row being taken from b or c depending on whether the bit in rs is set (take from b) or unset (take from c).<text:span text:style-name="T28"> <text:s/>Also the number of columns must agree in the two input matrices.</text:span></text:p>
      <text:p text:style-name="P41">PVC(pri, a, b, c, d)</text:p>
      <text:p text:style-name="P24">Pivot combine takes an "entire" bit-string a and a "local" bit-string b, whose bits correspond to the unset bits of a. <text:s/>The resulting c is an entire bit-string, like a but with additional bits set - if they are set in b. <text:s/>The riffle (d) has bits corresponding to the set bits of the result (c), where a bit is set in d if the bit was set in a, and unset if the bit was set as a result of the bit being set in b. <text:s/>The purpose is to combine pivots from two echelize operations, producing the new pivot list, and a riffle to combine the rows in the correct order. <text:s/>The number of bits in b must equal the number of unset bits in a.</text:p>
      <text:p text:style-name="P44">ADD(pri, fmoj, a, b, c)</text:p>
      <text:p text:style-name="P28">Matrices a and b (which must be of the same size and shape) are added, and the result written to c. <text:s/>The implementation uses a single DAdd call, which is a 3-operand routine. <text:s/>This proggy is not used in mech.</text:p>
      <text:p text:style-name="P44">ECH(pri, fmoj, a, rs, cs, m, k, r)</text:p>
      <text:p text:style-name="P20"><text:span text:style-name="T29">This is the main echelize routine, taking a single matrix a and producing the r</text:span>ow-select<text:span text:style-name="T29"> (rs) and </text:span>col-select<text:span text:style-name="T29"> (cs) bit-strings</text:span>, <text:span text:style-name="T29">the </text:span>multiplier<text:span text:style-name="T29"> (m)</text:span>, <text:span text:style-name="T29">the </text:span>cleaner<text:span text:style-name="T29"> (k) and the remnant (r). <text:s/>The implementation is to call SLEch in the slab routine.</text:span></text:p>
      <text:p text:style-name="P44">MCP(pri, fmoj, a, b)</text:p>
      <text:p text:style-name="P25">This proggy copies matrix a to b. <text:s/>It is only suitable for matrices, and it does a complete copy of the data. <text:s/>Its implementation, and indeed its very existence, is doubtful, and it should probably ultimately be eliminated. <text:s/>I'm pretty sure it works, though.</text:p>
      <text:p text:style-name="P43">FMV(pri, a, flow, b)</text:p>
      <text:p text:style-name="P26">The MOJ a is moved to the MOJ b and the FlowMOJ "flow" is upped (see tfarm2 document for details). <text:s/>The process is done by moving the pointer of a to b, so is suitable for any type of MOJ, but there must be no other readers of a. <text:s/>Hence the expected use is that a is produced and immediately moved to its "proper" place b, thereby enabling the production of a to be linked to a FlowMOJ. <text:s/>This proggy is not used in mech.</text:p>
      <text:p text:style-name="P43">CRZ(pri, fmoj, cs, b, c)</text:p>
      <text:p text:style-name="P26">The column-select bit-string cs marks the columns in the output that come from the input matrix b, and the remaining columns are left as zero. <text:s/>Hence the result is that matrix b is copied to c with the insertion of some zero columns as indicated by the zeros in the bitstring cs. <text:s/>The number of columns of b must equal the number of set bits in cs. <text:s/>The proggy is implemented by calling the BSColRifZ routine in the bitstring module.</text:p>
      <text:p text:style-name="P44"><text:soft-page-break/>ADI(pri, fmoj, rf, b, c)</text:p>
      <text:p text:style-name="P28">The matrix c is a copy of matrix b, except that the identity is put into the columns where the rf bitstring is zero. <text:s/>The number of rows of b must be equal to the number of unset bits of rf, and it is expected that the columns corresponding to those unset bits are zero (i.e. b was the output of CRZ with the cs bitstring the same as the rf bitstring of ADI. <text:s/>The implementation uses BSColPutS in the bit-string module with a "scalar" of 1.</text:p>
      <text:p text:style-name="P39">MKR(pri, a, b, c)</text:p>
      <text:p text:style-name="P22">Works entirely with bitstrings, so no FIELD MOJ is needed. <text:s/>The input bit-strings must be of the same length, and all the bits set in a must also be set in b. <text:s/>The result is a bit-string whose bits correspond to those set in b, being set in the result if the bit was also set in a. <text:s/>The work of the proggy is done in the bitstring routine BSMkr</text:p>
      <text:p text:style-name="P42">PC0(pri, a, b, c)</text:p>
      <text:p text:style-name="P27">This simple routine is a PVC where the input bitstring (a in PVC) is assumed to be all zero. <text:s/>Hence (in PC0) b is simply a copy of a, and c is a zero bitstring whose length is the number of set bits of a. <text:s/>At some point, it may be sensible to eliminate the cop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11-04T04:17:36.511272982</dc:date>
    <meta:editing-duration>P1DT56M26S</meta:editing-duration>
    <meta:editing-cycles>149</meta:editing-cycles>
    <meta:generator>LibreOffice/5.1.6.2$Linux_X86_64 LibreOffice_project/10m0$Build-2</meta:generator>
    <meta:printed-by>User </meta:printed-by>
    <meta:print-date>2012-08-06T12:45:35</meta:print-date>
    <meta:document-statistic meta:table-count="0" meta:image-count="0" meta:object-count="0" meta:page-count="6" meta:paragraph-count="101" meta:word-count="2419" meta:character-count="12867" meta:non-whitespace-character-count="10237"/>
  </office:meta>
</office:document-meta>
</file>